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98FB98"/>
    </style:style>
    <style:style style:name="ce25" style:family="table-cell" style:parent-style-name="Default" style:data-style-name="N0">
      <style:table-cell-properties fo:border="thin solid #000000" fo:background-color="#98FB98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36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2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5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6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7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8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9">
          <table:help-message table:title="Required Sprint" table:display="true"/>
          <table:error-message table:display="true"/>
        </table:content-validation>
        <table:content-validation table:name="val10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3">
          <table:help-message table:title="Task Description" table:display="true"/>
          <table:error-message table:display="true"/>
        </table:content-validation>
        <table:content-validation table:name="val1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6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7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8">
          <table:help-message table:title="Task Description" table:display="true"/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3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6" table:style-name="ce24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7" table:style-name="ce25"/>
          <table:covered-table-cell table:number-columns-repeated="4"/>
          <table:table-cell table:content-validation-name="val4" table:style-name="ce7"/>
          <table:table-cell table:content-validation-name="val5" table:style-name="ce7"/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34" table:formula="of:=[.B12]-[.C13]" table:style-name="ce3">
            <text:p>34</text:p>
          </table:table-cell>
          <table:table-cell office:value-type="float" office:value="3" table:formula="of:=COUNTIF([.F$24:.F$105];&quot;Finished in Sprint 1&quot;)" table:style-name="ce10">
            <text:p>3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31" table:formula="of:=[.B13]-[.C14]" table:style-name="ce3">
            <text:p>31</text:p>
          </table:table-cell>
          <table:table-cell office:value-type="float" office:value="3" table:formula="of:=COUNTIF([.F$24:.F$105];&quot;Finished in Sprint 2&quot;)" table:style-name="ce10">
            <text:p>3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27" table:formula="of:=[.B14]-[.C15]" table:style-name="ce3">
            <text:p>27</text:p>
          </table:table-cell>
          <table:table-cell office:value-type="float" office:value="4" table:formula="of:=COUNTIF([.F$24:.F$105];&quot;Finished in Sprint 3&quot;)" table:style-name="ce10">
            <text:p>4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22" table:formula="of:=[.B15]-[.C16]" table:style-name="ce3">
            <text:p>22</text:p>
          </table:table-cell>
          <table:table-cell office:value-type="float" office:value="5" table:formula="of:=COUNTIF([.F$24:.F$105];&quot;Finished in Sprint 4&quot;)" table:style-name="ce10">
            <text:p>5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18" table:formula="of:=[.B16]-[.C17]" table:style-name="ce3">
            <text:p>18</text:p>
          </table:table-cell>
          <table:table-cell office:value-type="float" office:value="4" table:formula="of:=COUNTIF([.F$24:.F$105];&quot;Finished in Sprint 5&quot;)" table:style-name="ce10">
            <text:p>4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18" table:formula="of:=[.B17]-[.C18]" table:style-name="ce3">
            <text:p>18</text:p>
          </table:table-cell>
          <table:table-cell office:value-type="float" office:value="0" table:formula="of:=COUNTIF([.F$24:.F$105];&quot;Finished in Sprint 6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26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office:value-type="string" table:style-name="ce15">
            <text:p>Required</text:p>
          </table:table-cell>
          <table:table-cell office:value-type="string" table:style-name="ce15">
            <text:p>Est</text:p>
          </table:table-cell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 I can…</text:p>
          </table:table-cell>
          <table:table-cell office:value-type="string" table:style-name="ce15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1" table:content-validation-name="val9" table:style-name="ce11">
            <text:p>1</text:p>
          </table:table-cell>
          <table:table-cell office:value-type="float" office:value="13" table:content-validation-name="val10" table:style-name="ce11">
            <text:p>13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ice cream flavo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1" table:content-validation-name="val9" table:style-name="ce11">
            <text:p>1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containe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1" table:content-validation-name="val9" table:style-name="ce11">
            <text:p>1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topping</text:p>
          </table:table-cell>
          <table:table-cell office:value-type="string" table:style-name="ce19">
            <text:p>Stock and sell better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GUI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2" table:content-validation-name="val9" table:style-name="ce11">
            <text:p>2</text:p>
          </table:table-cell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office:value-type="string" table:content-validation-name="val3" table:style-name="ce16">
            <text:p>In Work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a GUI instead of a terminal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2" table:content-validation-name="val9" table:style-name="ce11">
            <text:p>2</text:p>
          </table:table-cell>
          <table:table-cell office:value-type="float" office:value="13" table:content-validation-name="val10" table:style-name="ce11">
            <text:p>13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2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dialogs to create items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6" table:content-validation-name="val8" table:style-name="ce11">
            <text:p>6</text:p>
          </table:table-cell>
          <table:table-cell office:value-type="float" office:value="2" table:content-validation-name="val9" table:style-name="ce11">
            <text:p>2</text:p>
          </table:table-cell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2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Create dairy products to sell</text:p>
          </table:table-cell>
          <table:table-cell office:value-type="string" table:style-name="ce19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8" table:style-name="ce11">
            <text:p>7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2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Show the components of a serving (container, scoops, and toppings) for verification</text:p>
          </table:table-cell>
          <table:table-cell office:value-type="string" table:style-name="ce19">
            <text:p>Ensure my order was taken correctly</text:p>
          </table:table-cell>
          <table:table-cell office:value-type="string" table:style-name="ce19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M</text:p>
          </table:table-cell>
          <table:table-cell office:value-type="float" office:value="8" table:content-validation-name="val8" table:style-name="ce11">
            <text:p>8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3" table:content-validation-name="val10" table:style-name="ce11">
            <text:p>3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3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server</text:p>
          </table:table-cell>
          <table:table-cell office:value-type="string" table:style-name="ce19">
            <text:p>Staff the emporium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9" table:content-validation-name="val8" table:style-name="ce11">
            <text:p>9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2" table:content-validation-name="val10" table:style-name="ce11">
            <text:p>2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3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new beloved customer</text:p>
          </table:table-cell>
          <table:table-cell office:value-type="string" table:style-name="ce19">
            <text:p>Keep track of our customers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O</text:p>
          </table:table-cell>
          <table:table-cell office:value-type="float" office:value="10" table:content-validation-name="val8" table:style-name="ce11">
            <text:p>10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13" table:content-validation-name="val10" table:style-name="ce11">
            <text:p>13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3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rve everyone in a customer party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CSB</text:p>
          </table:table-cell>
          <table:table-cell office:value-type="float" office:value="11" table:content-validation-name="val8" table:style-name="ce11">
            <text:p>11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1" table:content-validation-name="val10" table:style-name="ce11">
            <text:p>1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3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This just enables the Customer role to do what the Server can do in defining a serving…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OB</text:p>
          </table:table-cell>
          <table:table-cell office:value-type="float" office:value="12" table:content-validation-name="val8" table:style-name="ce11">
            <text:p>12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1" table:content-validation-name="val10" table:style-name="ce11">
            <text:p>1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4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...and order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E</text:p>
          </table:table-cell>
          <table:table-cell office:value-type="float" office:value="13" table:content-validation-name="val8" table:style-name="ce11">
            <text:p>13</text:p>
          </table:table-cell>
          <table:table-cell office:value-type="float" office:value="4" table:content-validation-name="val9" table:style-name="ce11">
            <text:p>4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4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n emporium that stocks items and maintains a cash register</text:p>
          </table:table-cell>
          <table:table-cell office:value-type="string" table:style-name="ce19">
            <text:p>Manage the emporium</text:p>
          </table:table-cell>
          <table:table-cell office:value-type="string" table:style-name="ce19">
            <text:p>This includes item stocks, server and customer lists, and the cash register</text:p>
          </table:table-cell>
          <table:table-cell table:number-columns-repeated="16374" table:style-name="ce20"/>
        </table:table-row>
        <table:table-row table:style-name="ro4">
          <table:table-cell office:value-type="string" table:style-name="ce2">
            <text:p>MST</text:p>
          </table:table-cell>
          <table:table-cell office:value-type="float" office:value="14" table:content-validation-name="val8" table:style-name="ce11">
            <text:p>14</text:p>
          </table:table-cell>
          <table:table-cell office:value-type="float" office:value="4" table:content-validation-name="val9" table:style-name="ce11">
            <text:p>4</text:p>
          </table:table-cell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4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Manage the state of each order (unfilled -&gt; filled -&gt; paid, or unfilled -&gt; canceled)</text:p>
          </table:table-cell>
          <table:table-cell office:value-type="string" table:style-name="ce19">
            <text:p>Ensure each order is filled and payment collected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SAVD</text:p>
          </table:table-cell>
          <table:table-cell office:value-type="float" office:value="15" table:content-validation-name="val8" table:style-name="ce11">
            <text:p>15</text:p>
          </table:table-cell>
          <table:table-cell office:value-type="float" office:value="4" table:content-validation-name="val9" table:style-name="ce11">
            <text:p>4</text:p>
          </table:table-cell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4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Save all data to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LOAD</text:p>
          </table:table-cell>
          <table:table-cell office:value-type="float" office:value="16" table:content-validation-name="val8" table:style-name="ce11">
            <text:p>16</text:p>
          </table:table-cell>
          <table:table-cell office:value-type="float" office:value="4" table:content-validation-name="val9" table:style-name="ce11">
            <text:p>4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4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Load data from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OS</text:p>
          </table:table-cell>
          <table:table-cell office:value-type="float" office:value="17" table:content-validation-name="val8" table:style-name="ce11">
            <text:p>17</text:p>
          </table:table-cell>
          <table:table-cell office:value-type="float" office:value="5" table:content-validation-name="val9" table:style-name="ce11">
            <text:p>5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5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Show the servings in an order for the servers (what to prepare)</text:p>
          </table:table-cell>
          <table:table-cell office:value-type="string" table:style-name="ce19">
            <text:p>Know what to put into each serving in an order</text:p>
          </table:table-cell>
          <table:table-cell office:value-type="string" table:style-name="ce19">
            <text:p>This can simply be text in a MessageDialog, or something snazzier; <text:s/>probably similar to PS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POC</text:p>
          </table:table-cell>
          <table:table-cell office:value-type="float" office:value="18" table:content-validation-name="val8" table:style-name="ce11">
            <text:p>18</text:p>
          </table:table-cell>
          <table:table-cell office:value-type="float" office:value="5" table:content-validation-name="val9" table:style-name="ce11">
            <text:p>5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5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Show the servings in an order for the customer (what was ordered / how much it costs)</text:p>
          </table:table-cell>
          <table:table-cell office:value-type="string" table:style-name="ce19">
            <text:p>Verify that my order was taken correctly and see the price</text:p>
          </table:table-cell>
          <table:table-cell office:value-type="string" table:style-name="ce19">
            <text:p>This can simply be text in a MessageDialog, or something snazzier; probably similar to PS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9" table:content-validation-name="val8" table:style-name="ce11">
            <text:p>19</text:p>
          </table:table-cell>
          <table:table-cell table:content-validation-name="val9" table:style-name="ce11"/>
          <table:table-cell office:value-type="float" office:value="21" table:content-validation-name="val10" table:style-name="ce11">
            <text:p>21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5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Add and display pictures for each item (container, ice cream flavor, and topping)</text:p>
          </table:table-cell>
          <table:table-cell office:value-type="string" table:style-name="ce19">
            <text:p>Better understand the menu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M</text:p>
          </table:table-cell>
          <table:table-cell office:value-type="float" office:value="20" table:content-validation-name="val8" table:style-name="ce11">
            <text:p>20</text:p>
          </table:table-cell>
          <table:table-cell table:content-validation-name="val9" table:style-name="ce11"/>
          <table:table-cell office:value-type="float" office:value="3" table:content-validation-name="val10" table:style-name="ce11">
            <text:p>3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5</text:p>
          </table:table-cell>
          <table:table-cell office:value-type="string" table:style-name="ce17">
            <text:p>Owner</text:p>
          </table:table-cell>
          <table:table-cell office:value-type="string" table:style-name="ce18">
            <text:p>Create a new manager</text:p>
          </table:table-cell>
          <table:table-cell office:value-type="string" table:style-name="ce19">
            <text:p>Delegate management tasks to a pro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&amp;L</text:p>
          </table:table-cell>
          <table:table-cell office:value-type="float" office:value="21" table:content-validation-name="val8" table:style-name="ce11">
            <text:p>21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Add a Profit &amp; Loss statement, showing all income, expenses, and total profit</text:p>
          </table:table-cell>
          <table:table-cell office:value-type="string" table:style-name="ce19">
            <text:p>Ensure that we’re making a profit and thus avoid bankruptcy</text:p>
          </table:table-cell>
          <table:table-cell table:style-name="ce19"/>
          <table:table-cell table:number-columns-repeated="16374" table:style-name="ce21"/>
        </table:table-row>
        <table:table-row table:style-name="ro2">
          <table:table-cell office:value-type="string" table:style-name="ce2">
            <text:p>RI</text:p>
          </table:table-cell>
          <table:table-cell office:value-type="float" office:value="22" table:content-validation-name="val8" table:style-name="ce11">
            <text:p>22</text:p>
          </table:table-cell>
          <table:table-cell table:content-validation-name="val9" table:style-name="ce11"/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n Inventory Report, listing every item and the quantity in stock</text:p>
          </table:table-cell>
          <table:table-cell office:value-type="string" table:style-name="ce19">
            <text:p>Ensure we don’t run out of any product and thus disappoint our custom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TM</text:p>
          </table:table-cell>
          <table:table-cell office:value-type="float" office:value="23" table:content-validation-name="val8" table:style-name="ce11">
            <text:p>23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Server Report, listing all info about each server including # of orders served</text:p>
          </table:table-cell>
          <table:table-cell office:value-type="string" table:style-name="ce19">
            <text:p>Better manage our team and reward productive team memb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TMS</text:p>
          </table:table-cell>
          <table:table-cell office:value-type="float" office:value="24" table:content-validation-name="val8" table:style-name="ce11">
            <text:p>24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Change a server salary</text:p>
          </table:table-cell>
          <table:table-cell office:value-type="string" table:style-name="ce19">
            <text:p>Offer promotions and pay bumps to motivate our team memb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AI</text:p>
          </table:table-cell>
          <table:table-cell office:value-type="float" office:value="25" table:content-validation-name="val8" table:style-name="ce11">
            <text:p>25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Server</text:p>
          </table:table-cell>
          <table:table-cell office:value-type="string" table:style-name="ce18">
            <text:p>Restock items (ice cream flavor, container, and topping)</text:p>
          </table:table-cell>
          <table:table-cell office:value-type="string" table:style-name="ce19">
            <text:p>Ensure we can fill every order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O</text:p>
          </table:table-cell>
          <table:table-cell office:value-type="float" office:value="26" table:content-validation-name="val8" table:style-name="ce11">
            <text:p>26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n Order Report, showing all pending orders (unfilled and filled but unpaid)</text:p>
          </table:table-cell>
          <table:table-cell office:value-type="string" table:style-name="ce19">
            <text:p>Better manage our production proces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7" table:content-validation-name="val8" table:style-name="ce11">
            <text:p>27</text:p>
          </table:table-cell>
          <table:table-cell table:content-validation-name="val9" table:style-name="ce11"/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Customer Report, listing all info about each customer</text:p>
          </table:table-cell>
          <table:table-cell office:value-type="string" table:style-name="ce19">
            <text:p>Better attract repeat customers and handle complaint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8" table:content-validation-name="val8" table:style-name="ce11">
            <text:p>28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n ice cream flavo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C</text:p>
          </table:table-cell>
          <table:table-cell office:value-type="float" office:value="29" table:content-validation-name="val8" table:style-name="ce11">
            <text:p>29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containe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T</text:p>
          </table:table-cell>
          <table:table-cell office:value-type="float" office:value="30" table:content-validation-name="val8" table:style-name="ce11">
            <text:p>30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new topping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OA</text:p>
          </table:table-cell>
          <table:table-cell office:value-type="float" office:value="31" table:content-validation-name="val8" table:style-name="ce11">
            <text:p>31</text:p>
          </table:table-cell>
          <table:table-cell table:content-validation-name="val9" table:style-name="ce11"/>
          <table:table-cell office:value-type="float" office:value="3" table:content-validation-name="val10" table:style-name="ce11">
            <text:p>3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Add Order Report option to show completed as well as pending orders</text:p>
          </table:table-cell>
          <table:table-cell office:value-type="string" table:style-name="ce19">
            <text:p>Review our order history seeking patterns to understand how to improve efficiency and profit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32" table:content-validation-name="val8" table:style-name="ce11">
            <text:p>32</text:p>
          </table:table-cell>
          <table:table-cell table:content-validation-name="val9" table:style-name="ce11"/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Owner</text:p>
          </table:table-cell>
          <table:table-cell office:value-type="string" table:style-name="ce18">
            <text:p>Save all data to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33" table:content-validation-name="val8" table:style-name="ce11">
            <text:p>33</text:p>
          </table:table-cell>
          <table:table-cell table:content-validation-name="val9" table:style-name="ce11"/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Owner</text:p>
          </table:table-cell>
          <table:table-cell office:value-type="string" table:style-name="ce18">
            <text:p>Load data from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34" table:content-validation-name="val8" table:style-name="ce11">
            <text:p>34</text:p>
          </table:table-cell>
          <table:table-cell table:content-validation-name="val9" table:style-name="ce11"/>
          <table:table-cell office:value-type="float" office:value="13" table:content-validation-name="val10" table:style-name="ce11">
            <text:p>13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franchis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I</text:p>
          </table:table-cell>
          <table:table-cell office:value-type="float" office:value="35" table:content-validation-name="val8" table:style-name="ce11">
            <text:p>35</text:p>
          </table:table-cell>
          <table:table-cell table:content-validation-name="val9" table:style-name="ce11"/>
          <table:table-cell office:value-type="float" office:value="21" table:content-validation-name="val10" table:style-name="ce11">
            <text:p>21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Retire an item (no longer enable its selection for a new order, but keep in reports)</text:p>
          </table:table-cell>
          <table:table-cell office:value-type="string" table:style-name="ce19">
            <text:p>Remove items no longer offered from the menu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T</text:p>
          </table:table-cell>
          <table:table-cell office:value-type="float" office:value="36" table:content-validation-name="val8" table:style-name="ce11">
            <text:p>36</text:p>
          </table:table-cell>
          <table:table-cell table:content-validation-name="val9" table:style-name="ce11"/>
          <table:table-cell office:value-type="float" office:value="13" table:content-validation-name="val10" table:style-name="ce11">
            <text:p>13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Suspend a server (no longer allow their selection for an order or restock, but keep in reports)</text:p>
          </table:table-cell>
          <table:table-cell office:value-type="string" table:style-name="ce19">
            <text:p>Remove team members who aren’t currently active from our drop-down lists (except reports)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XT</text:p>
          </table:table-cell>
          <table:table-cell office:value-type="float" office:value="37" table:content-validation-name="val8" table:style-name="ce11">
            <text:p>37</text:p>
          </table:table-cell>
          <table:table-cell table:content-validation-name="val9" table:style-name="ce11"/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19">
            <text:p>Add a former team member tack into service</text:p>
          </table:table-cell>
          <table:table-cell table:style-name="ce19"/>
          <table:table-cell table:number-columns-repeated="16374"/>
        </table:table-row>
        <table:table-row table:number-rows-repeated="4" table:style-name="ro2">
          <table:table-cell table:style-name="ce2"/>
          <table:table-cell table:content-validation-name="val8" table:style-name="ce11"/>
          <table:table-cell table:content-validation-name="val9" table:style-name="ce11"/>
          <table:table-cell table:content-validation-name="val10" table:style-name="ce11"/>
          <table:table-cell table:content-validation-name="val2" table:style-name="ce16"/>
          <table:table-cell table:content-validation-name="val3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35" table:style-name="ro2">
          <table:table-cell/>
          <table:table-cell table:content-validation-name="val8" table:style-name="ce11"/>
          <table:table-cell table:content-validation-name="val9" table:style-name="ce11"/>
          <table:table-cell table:content-validation-name="val10" table:style-name="ce11"/>
          <table:table-cell table:content-validation-name="val2" table:style-name="ce16"/>
          <table:table-cell table:content-validation-name="val3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1" table:style-name="ce27">
            <text:p>1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3-29T00:00:00" table:style-name="ce29">
            <text:p>Mar 2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05T00:00:00" table:formula="of:=[.B2]+7" table:style-name="ce29">
            <text:p>Apr 05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2" table:formula="of:=COUNTA([.D17:.D995])" table:style-name="ce27">
            <text:p>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6" table:formula="of:=[.B7]-[.C8]" table:style-name="ce27">
            <text:p>6</text:p>
          </table:table-cell>
          <table:table-cell office:value-type="float" office:value="6" table:formula="of:=COUNTIF([.E$17:.E$995]; &quot;Completed Day 1&quot;)" table:style-name="ce27">
            <text:p>6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2" table:formula="of:=[.B8]-[.C9]" table:style-name="ce27">
            <text:p>2</text:p>
          </table:table-cell>
          <table:table-cell office:value-type="float" office:value="4" table:formula="of:=COUNTIF([.E$17:.E$995]; &quot;Completed Day 2&quot;)" table:style-name="ce27">
            <text:p>4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1" table:formula="of:=COUNTIF([.E$17:.E$995]; &quot;Completed Day 3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1" table:formula="of:=COUNTIF([.E$17:.E$995]; &quot;Completed Day 4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style-name="ce34">
            <text:p>Create scoop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6" table:style-name="ce6">
            <text:p>CC</text:p>
          </table:table-cell>
          <table:table-cell table:content-validation-name="val12" table:style-name="ce22"/>
          <table:table-cell office:value-type="string" table:style-name="ce34">
            <text:p>Create container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style-name="ce34">
            <text:p>Create topping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manager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create_scoop func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items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add_scoop func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show scoop func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emporium class<text:s/>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heck to see how to read values of scoop, container class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content-validation-name="val13" table:style-name="ce6">
            <text:p>View class<text:s/></text:p>
          </table:table-cell>
          <table:table-cell office:value-type="string" table:content-validation-name="val14" table:style-name="ce35">
            <text:p>Completed Day 3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content-validation-name="val13" table:style-name="ce6">
            <text:p>Finish<text:s/></text:p>
          </table:table-cell>
          <table:table-cell office:value-type="string" table:content-validation-name="val14" table:style-name="ce35">
            <text:p>Completed Day 4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style-name="ce1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2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2" table:formula="of:=[Sprint_01_Backlog.B1]+1" table:style-name="ce27">
            <text:p>2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05T00:00:00" table:formula="of:=[Sprint_01_Backlog.B3]" table:style-name="ce29">
            <text:p>Apr 05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2T00:00:00" table:formula="of:=[.B2]+7" table:style-name="ce29">
            <text:p>Apr 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4" table:formula="of:=COUNTA([.D17:.D995])" table:style-name="ce27">
            <text:p>14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0" table:formula="of:=[.B7]-[.C8]" table:style-name="ce27">
            <text:p>10</text:p>
          </table:table-cell>
          <table:table-cell office:value-type="float" office:value="4" table:formula="of:=COUNTIF([.E$17:.E$995]; &quot;Completed Day 1&quot;)" table:style-name="ce27">
            <text:p>4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7" table:formula="of:=[.B8]-[.C9]" table:style-name="ce27">
            <text:p>7</text:p>
          </table:table-cell>
          <table:table-cell office:value-type="float" office:value="3" table:formula="of:=COUNTIF([.E$17:.E$995]; &quot;Completed Day 2&quot;)" table:style-name="ce27">
            <text:p>3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5" table:formula="of:=[.B9]-[.C10]" table:style-name="ce27">
            <text:p>5</text:p>
          </table:table-cell>
          <table:table-cell office:value-type="float" office:value="2" table:formula="of:=COUNTIF([.E$17:.E$995]; &quot;Completed Day 3&quot;)" table:style-name="ce27">
            <text:p>2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5" table:formula="of:=COUNTIF([.E$17:.E$995]; &quot;Completed Day 4&quot;)" table:style-name="ce27">
            <text:p>5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style-name="ce36">
            <text:p>create main_window class in umbrello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ain_window.h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ain_window.cpp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enu bar for app.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Add File-dropdown menu</text:p>
          </table:table-cell>
          <table:table-cell office:value-type="string" table:content-validation-name="val21" table:style-name="ce35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Add Exit in File</text:p>
          </table:table-cell>
          <table:table-cell office:value-type="string" table:content-validation-name="val21" table:style-name="ce35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Create functions for design</text:p>
          </table:table-cell>
          <table:table-cell office:value-type="string" table:content-validation-name="val21" table:style-name="ce35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office:value-type="string" table:content-validation-name="val18" table:style-name="ce6">
            <text:p>IGUI</text:p>
          </table:table-cell>
          <table:table-cell table:content-validation-name="val19" table:style-name="ce22"/>
          <table:table-cell office:value-type="string" table:content-validation-name="val20" table:style-name="ce6">
            <text:p>Show dialog item function in view.h</text:p>
          </table:table-cell>
          <table:table-cell office:value-type="string" table:content-validation-name="val21" table:style-name="ce35">
            <text:p>Completed Day 3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office:value-type="string" table:content-validation-name="val18" table:style-name="ce6">
            <text:p>IGUI</text:p>
          </table:table-cell>
          <table:table-cell table:content-validation-name="val19" table:style-name="ce22"/>
          <table:table-cell office:value-type="string" table:content-validation-name="val20" table:style-name="ce6">
            <text:p>Connect function call from Creat-&gt;Item button</text:p>
          </table:table-cell>
          <table:table-cell office:value-type="string" table:content-validation-name="val21" table:style-name="ce35">
            <text:p>Completed Day 3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serving class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order class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state class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dialog for create serving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4" table:content-validation-name="val17" table:style-name="ce1">
            <text:p>14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user interface skeleton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3" table:formula="of:=[Sprint_02_Backlog.B1]+1" table:style-name="ce27">
            <text:p>3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2T00:00:00" table:formula="of:=[Sprint_02_Backlog.B3]" table:style-name="ce29">
            <text:p>Apr 12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9T00:00:00" table:formula="of:=[.B2]+7" table:style-name="ce29">
            <text:p>Apr 19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2" table:formula="of:=COUNTA([.D17:.D995])" table:style-name="ce27">
            <text:p>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2" table:formula="of:=[.B7]-[.C8]" table:style-name="ce27">
            <text:p>12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2" table:formula="of:=[.B8]-[.C9]" table:style-name="ce27">
            <text:p>12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5" table:formula="of:=[.B9]-[.C10]" table:style-name="ce27">
            <text:p>5</text:p>
          </table:table-cell>
          <table:table-cell office:value-type="float" office:value="7" table:formula="of:=COUNTIF([.E$17:.E$995]; &quot;Completed Day 3&quot;)" table:style-name="ce27">
            <text:p>7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5" table:formula="of:=[.B10]-[.C11]" table:style-name="ce27">
            <text:p>5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5" table:formula="of:=[.B11]-[.C12]" table:style-name="ce27">
            <text:p>5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5" table:formula="of:=[.B12]-[.C13]" table:style-name="ce27">
            <text:p>5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5" table:formula="of:=[.B13]-[.C14]" table:style-name="ce27">
            <text:p>5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style-name="ce36">
            <text:p>Need to design a tool bar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Design all sensitive for each person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edit main_win.cpp for each person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create dialog to choose person to control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style-name="ce6">
            <text:p>Modify add order button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table:style-name="ce1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add vector&lt;string&gt; to_strings in order class<text:s/>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add vector&lt;string&gt; order_to_strings(int index) in emporium class<text:s/>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create tree view class in main_window class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create button for showing servings of an order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implement tree view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style-name="ce6">
            <text:p>update everything to fit with tree view in main_window.cpp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Implement updaterow () on_click for showing servings of an order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4" table:formula="of:=[Sprint_03_Backlog.B1]+1" table:style-name="ce27">
            <text:p>4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9T00:00:00" table:formula="of:=[Sprint_03_Backlog.B3]" table:style-name="ce29">
            <text:p>Apr 1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26T00:00:00" table:formula="of:=[.B2]+7" table:style-name="ce29">
            <text:p>Apr 26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22"/>
          <table:table-cell office:value-type="string" table:style-name="ce36">
            <text:p>--&gt; Add tasks to complete each feature for this sprint</text:p>
          </table:table-cell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5" table:formula="of:=[Sprint_04_Backlog.B1]+1" table:style-name="ce27">
            <text:p>5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26T00:00:00" table:formula="of:=[Sprint_04_Backlog.B3]" table:style-name="ce29">
            <text:p>Apr 26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5-03T00:00:00" table:formula="of:=[.B2]+7" table:style-name="ce29">
            <text:p>May 0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4" table:formula="of:=COUNTA([.D17:.D995])" table:style-name="ce27">
            <text:p>4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4" table:formula="of:=[.B7]-[.C8]" table:style-name="ce27">
            <text:p>4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4" table:formula="of:=[.B8]-[.C9]" table:style-name="ce27">
            <text:p>4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4" table:formula="of:=[.B9]-[.C10]" table:style-name="ce27">
            <text:p>4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4" table:formula="of:=[.B10]-[.C11]" table:style-name="ce27">
            <text:p>4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2" table:formula="of:=[.B11]-[.C12]" table:style-name="ce27">
            <text:p>2</text:p>
          </table:table-cell>
          <table:table-cell office:value-type="float" office:value="2" table:formula="of:=COUNTIF([.E$17:.E$995]; &quot;Completed Day 5&quot;)" table:style-name="ce27">
            <text:p>2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1" table:formula="of:=COUNTIF([.E$17:.E$995]; &quot;Completed Day 6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1" table:formula="of:=COUNTIF([.E$17:.E$995]; &quot;Completed Day 7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office:value-type="string" table:content-validation-name="val36" table:style-name="ce6">
            <text:p>POS</text:p>
          </table:table-cell>
          <table:table-cell table:content-validation-name="val37" table:style-name="ce22"/>
          <table:table-cell office:value-type="string" table:style-name="ce36">
            <text:p>Show serving as treeview for server</text:p>
          </table:table-cell>
          <table:table-cell office:value-type="string" table:content-validation-name="val39" table:style-name="ce35">
            <text:p>Completed Day 5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" table:content-validation-name="val35" table:style-name="ce1">
            <text:p>2</text:p>
          </table:table-cell>
          <table:table-cell office:value-type="string" table:content-validation-name="val36" table:style-name="ce6">
            <text:p>POC</text:p>
          </table:table-cell>
          <table:table-cell table:content-validation-name="val37" table:style-name="ce22"/>
          <table:table-cell office:value-type="string" table:content-validation-name="val38" table:style-name="ce6">
            <text:p>Show serving as treeview for customer</text:p>
          </table:table-cell>
          <table:table-cell office:value-type="string" table:content-validation-name="val39" table:style-name="ce35">
            <text:p>Completed Day 5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" table:content-validation-name="val35" table:style-name="ce1">
            <text:p>3</text:p>
          </table:table-cell>
          <table:table-cell office:value-type="string" table:content-validation-name="val36" table:style-name="ce6">
            <text:p>PIX</text:p>
          </table:table-cell>
          <table:table-cell table:content-validation-name="val37" table:style-name="ce22"/>
          <table:table-cell office:value-type="string" table:content-validation-name="val38" table:style-name="ce6">
            <text:p>Add Picture<text:s/></text:p>
          </table:table-cell>
          <table:table-cell office:value-type="string" table:content-validation-name="val39" table:style-name="ce35">
            <text:p>Completed Day 6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" table:content-validation-name="val35" table:style-name="ce1">
            <text:p>4</text:p>
          </table:table-cell>
          <table:table-cell office:value-type="string" table:content-validation-name="val36" table:style-name="ce6">
            <text:p>CM</text:p>
          </table:table-cell>
          <table:table-cell table:content-validation-name="val37" table:style-name="ce22"/>
          <table:table-cell office:value-type="string" table:content-validation-name="val38" table:style-name="ce6">
            <text:p>Create new manager</text:p>
          </table:table-cell>
          <table:table-cell office:value-type="string" table:content-validation-name="val39" table:style-name="ce35">
            <text:p>Completed Day 7</text:p>
          </table:table-cell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dc:creator>Nguyen, Duy T</dc:creator>
    <meta:creation-date>2016-03-21T22:16:37Z</meta:creation-date>
    <dc:date>2018-05-03T07:28:27Z</dc:date>
    <meta:editing-cycles>114</meta:editing-cycles>
    <meta:editing-duration>PT613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